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erk" style:family="text">
      <style:text-properties style:font-name="Arial" style:font-name-complex="Arial" fo:font-size="11pt" style:font-size-asian="11pt" style:font-size-complex="11pt"/>
    </style:style>
    <style:style style:name="P3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6" style:parent-style-name="Normal" style:family="paragraph">
      <style:text-properties style:font-name="Arial" style:font-name-complex="Arial" fo:font-size="10pt" style:font-size-asian="10pt" style:font-size-complex="10pt"/>
    </style:style>
    <style:style style:name="P7" style:parent-style-name="Normal" style:family="paragraph">
      <style:paragraph-properties>
        <style:tab-stops>
          <style:tab-stop style:type="left" style:position="1.7722in"/>
          <style:tab-stop style:type="left" style:position="3.9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8" style:parent-style-name="Normal" style:family="paragraph">
      <style:paragraph-properties>
        <style:tab-stops>
          <style:tab-stop style:type="left" style:position="1.7722in"/>
          <style:tab-stop style:type="left" style:position="3.9375in"/>
        </style:tab-stops>
      </style:paragraph-properties>
    </style:style>
    <style:style style:name="T9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>
        <style:tab-stops>
          <style:tab-stop style:type="left" style:position="1.7722in"/>
          <style:tab-stop style:type="left" style:position="3.937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6" style:parent-style-name="Normal" style:family="paragraph">
      <style:paragraph-properties>
        <style:tab-stops>
          <style:tab-stop style:type="left" style:position="1.7722in"/>
          <style:tab-stop style:type="left" style:position="3.937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7" style:parent-style-name="Normal" style:family="paragraph">
      <style:paragraph-properties>
        <style:tab-stops>
          <style:tab-stop style:type="left" style:position="1.7722in"/>
          <style:tab-stop style:type="left" style:position="3.9375in"/>
        </style:tab-stops>
      </style:paragraph-properties>
    </style:style>
    <style:style style:name="T18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9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2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3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4" style:parent-style-name="Standardskriftforavsnitt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25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26" style:parent-style-name="Normal" style:family="paragraph">
      <style:text-properties style:font-name="Arial" style:font-name-complex="Arial" fo:font-size="10pt" style:font-size-asian="10pt" style:font-size-complex="10pt"/>
    </style:style>
    <style:style style:name="T2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3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4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4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44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4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5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5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6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66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6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6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6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7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8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8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88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89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9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9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9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9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96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97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98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99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100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P101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P102" style:parent-style-name="Normal" style:family="paragraph">
      <style:text-properties style:font-name="Arial" style:font-name-complex="Arial" fo:font-size="10pt" style:font-size-asian="10pt" style:font-size-complex="10pt"/>
    </style:style>
    <style:style style:name="P103" style:parent-style-name="Normal" style:family="paragraph">
      <style:text-properties style:font-name="Arial" style:font-name-complex="Arial" fo:font-size="10pt" style:font-size-asian="10pt" style:font-size-complex="10pt"/>
    </style:style>
    <style:style style:name="P104" style:parent-style-name="Normal" style:family="paragraph">
      <style:text-properties style:font-name="Arial" style:font-name-complex="Arial" fo:font-size="10pt" style:font-size-asian="10pt" style:font-size-complex="10pt"/>
    </style:style>
    <style:style style:name="T10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0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12" style:parent-style-name="Standardskriftforavsnitt" style:family="text">
      <style:text-properties style:font-name="Arial" style:font-name-complex="Arial" fo:font-style="italic" style:font-style-asian="italic" fo:font-size="8pt" style:font-size-asian="8pt" style:font-size-complex="8pt"/>
    </style:style>
    <style:style style:name="T11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P114" style:parent-style-name="Normal" style:family="paragraph">
      <style:text-properties style:font-name="Arial" style:font-name-complex="Arial" fo:font-size="10pt" style:font-size-asian="10pt" style:font-size-complex="10pt"/>
    </style:style>
    <style:style style:name="P115" style:parent-style-name="Normal" style:family="paragraph"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text-properties style:font-name="Arial" style:font-name-complex="Arial" fo:font-size="10pt" style:font-size-asian="10pt" style:font-size-complex="10pt"/>
    </style:style>
    <style:style style:name="P117" style:parent-style-name="Normal" style:family="paragraph">
      <style:text-properties style:font-name="Arial" style:font-name-complex="Arial" fo:font-size="10pt" style:font-size-asian="10pt" style:font-size-complex="10pt"/>
    </style:style>
    <style:style style:name="P118" style:parent-style-name="Normal" style:family="paragraph">
      <style:text-properties style:font-name="Arial" style:font-name-complex="Arial" fo:font-size="10pt" style:font-size-asian="10pt" style:font-size-complex="10pt"/>
    </style:style>
    <style:style style:name="P119" style:parent-style-name="Normal" style:family="paragraph">
      <style:text-properties style:font-name="Arial" style:font-name-complex="Arial" fo:font-size="10pt" style:font-size-asian="10pt" style:font-size-complex="10pt"/>
    </style:style>
    <style:style style:name="T12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4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9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3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3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36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3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0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1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2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3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4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5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6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7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Standardskriftforavsnit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50" style:parent-style-name="Normal" style:family="paragraph">
      <style:text-properties style:font-name="Arial" style:font-name-complex="Arial" fo:font-size="10pt" style:font-size-asian="10pt" style:font-size-complex="10pt"/>
    </style:style>
    <style:style style:name="P151" style:parent-style-name="Normal" style:family="paragraph">
      <style:text-properties style:font-name="Arial" style:font-name-complex="Arial" fo:font-size="10pt" style:font-size-asian="10pt" style:font-size-complex="10pt"/>
    </style:style>
    <style:style style:name="P15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olumn154" style:family="table-column">
      <style:table-column-properties style:column-width="2.1319in"/>
    </style:style>
    <style:style style:name="TableColumn155" style:family="table-column">
      <style:table-column-properties style:column-width="2.1326in"/>
    </style:style>
    <style:style style:name="TableColumn156" style:family="table-column">
      <style:table-column-properties style:column-width="2.1326in"/>
    </style:style>
    <style:style style:name="Table153" style:family="table">
      <style:table-properties style:width="6.3972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>
        <style:tab-stops>
          <style:tab-stop style:type="left" style:position="0.493in"/>
          <style:tab-stop style:type="left" style:position="1.9041in"/>
        </style:tab-stops>
      </style:paragraph-properties>
    </style:style>
    <style:style style:name="T16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7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7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>
        <style:tab-stops>
          <style:tab-stop style:type="left" style:position="0.493in"/>
          <style:tab-stop style:type="left" style:position="1.9041in"/>
        </style:tab-stops>
      </style:paragraph-properties>
    </style:style>
    <style:style style:name="T18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8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>
        <style:tab-stops>
          <style:tab-stop style:type="left" style:position="0.493in"/>
          <style:tab-stop style:type="left" style:position="1.9041in"/>
        </style:tab-stops>
      </style:paragraph-properties>
    </style:style>
    <style:style style:name="T19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9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>
        <style:tab-stops>
          <style:tab-stop style:type="left" style:position="0.493in"/>
          <style:tab-stop style:type="left" style:position="1.9041in"/>
        </style:tab-stops>
      </style:paragraph-properties>
    </style:style>
    <style:style style:name="T20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0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15" style:parent-style-name="Normal" style:family="paragraph">
      <style:text-properties style:font-name="Arial" style:font-name-complex="Arial" fo:font-size="10pt" style:font-size-asian="10pt" style:font-size-complex="10pt"/>
    </style:style>
    <style:style style:name="P216" style:parent-style-name="Normal" style:family="paragraph">
      <style:text-properties style:font-name="Arial" style:font-name-complex="Arial" fo:font-size="10pt" style:font-size-asian="10pt" style:font-size-complex="10pt"/>
    </style:style>
    <style:style style:name="P21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18" style:parent-style-name="Normal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219" style:parent-style-name="Normal" style:family="paragraph">
      <style:text-properties style:font-name="Arial" style:font-name-complex="Arial" fo:font-size="10pt" style:font-size-asian="10pt" style:font-size-complex="10pt"/>
    </style:style>
    <style:style style:name="P220" style:parent-style-name="Normal" style:family="paragraph">
      <style:text-properties style:font-name="Arial" style:font-name-complex="Arial" fo:font-size="10pt" style:font-size-asian="10pt" style:font-size-complex="10pt"/>
    </style:style>
    <style:style style:name="P221" style:parent-style-name="Normal" style:family="paragraph">
      <style:text-properties style:font-name="Arial" style:font-name-complex="Arial" fo:font-size="10pt" style:font-size-asian="10pt" style:font-size-complex="10pt"/>
    </style:style>
    <style:style style:name="P22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23" style:parent-style-name="Normal" style:family="paragraph">
      <style:text-properties style:font-name="Arial" style:font-name-complex="Arial" fo:font-size="10pt" style:font-size-asian="10pt" style:font-size-complex="10pt"/>
    </style:style>
    <style:style style:name="P224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25" style:parent-style-name="Normal" style:family="paragraph">
      <style:text-properties style:font-name="Arial" style:font-name-complex="Arial" fo:font-size="10pt" style:font-size-asian="10pt" style:font-size-complex="10pt"/>
    </style:style>
    <style:style style:name="T226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2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3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3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4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5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51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52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5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5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Standardskriftforavsnitt" style:family="text">
      <style:text-properties style:font-name="Arial" style:font-name-complex="Arial" fo:font-weight="bold" style:font-weight-asian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56" style:parent-style-name="Standardskriftforavsnitt" style:family="text">
      <style:text-properties style:font-name="Arial" style:font-name-complex="Arial" fo:font-weight="bold" style:font-weight-asian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57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258" style:parent-style-name="Standardskriftforavsnitt" style:family="text">
      <style:text-properties style:font-name="Arial" style:font-name-complex="Arial" fo:font-weight="bold" style:font-weight-asian="bold" fo:font-style="italic" style:font-style-asian="italic" fo:color="#FF0000" fo:font-size="10pt" style:font-size-asian="10pt" style:font-size-complex="10pt"/>
    </style:style>
    <style:style style:name="T259" style:parent-style-name="Standardskriftforavsnitt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6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61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2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3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4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5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6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69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P270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P271" style:parent-style-name="Normal" style:family="paragraph">
      <style:text-properties style:font-name="Arial" style:font-name-complex="Arial" fo:font-weight="bold" style:font-weight-asian="bold" fo:font-style="italic" style:font-style-asian="italic" fo:color="#FF0000" fo:font-size="10pt" style:font-size-asian="10pt" style:font-size-complex="10pt"/>
    </style:style>
    <style:style style:name="T27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P273" style:parent-style-name="Normal" style:family="paragraph">
      <style:text-properties style:font-name="Arial" style:font-name-complex="Arial" fo:font-size="10pt" style:font-size-asian="10pt" style:font-size-complex="10pt"/>
    </style:style>
    <style:style style:name="P274" style:parent-style-name="Normal" style:family="paragraph">
      <style:text-properties style:font-name="Arial" style:font-name-complex="Arial" fo:font-size="10pt" style:font-size-asian="10pt" style:font-size-complex="10pt"/>
    </style:style>
    <style:style style:name="P275" style:parent-style-name="Normal" style:family="paragraph">
      <style:text-properties style:font-name="Arial" style:font-name-complex="Arial" fo:font-size="10pt" style:font-size-asian="10pt" style:font-size-complex="10pt"/>
    </style:style>
    <style:style style:name="P276" style:parent-style-name="Normal" style:family="paragraph">
      <style:text-properties style:font-name="Arial" style:font-name-complex="Arial" fo:font-size="10pt" style:font-size-asian="10pt" style:font-size-complex="10pt"/>
    </style:style>
    <style:style style:name="P277" style:parent-style-name="Normal" style:family="paragraph">
      <style:text-properties style:font-name="Arial" style:font-name-complex="Arial" fo:font-size="10pt" style:font-size-asian="10pt" style:font-size-complex="10pt"/>
    </style:style>
    <style:style style:name="P278" style:parent-style-name="Normal" style:family="paragraph">
      <style:text-properties style:font-name="Arial" style:font-name-complex="Arial" fo:font-size="10pt" style:font-size-asian="10pt" style:font-size-complex="10pt"/>
    </style:style>
    <style:style style:name="P279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280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1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2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3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4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5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6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7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8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89" style:parent-style-name="Standardskriftforavsnitt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290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91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92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93" style:parent-style-name="Standardskriftforavsnit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294" style:parent-style-name="Normal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T295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96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297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9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99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0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1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2" style:parent-style-name="Normal" style:family="paragraph">
      <style:text-properties style:font-name="Arial" style:font-name-complex="Arial" fo:font-size="10pt" style:font-size-asian="10pt" style:font-size-complex="10pt"/>
    </style:style>
    <style:style style:name="P303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4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5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06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30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308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0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0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1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2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3" style:parent-style-name="Normal" style:family="paragraph">
      <style:text-properties style:font-name="Arial" style:font-name-complex="Arial" fo:font-size="10pt" style:font-size-asian="10pt" style:font-size-complex="10pt"/>
    </style:style>
    <style:style style:name="P314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5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16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17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318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319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20" style:parent-style-name="Standardskriftforavsnit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21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22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23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324" style:parent-style-name="Standardskriftforavsnitt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Eksempel på stiftelsesdokument for AS</text:span></text:p>
      <text:p text:style-name="P3">Det presiseres at dette dokumentet er av generell art,<text:s/>og at teksten må tilpasses den enkeltes virksomhet.<text:s/></text:p>
      <text:p text:style-name="P4">Selskapets vedtekter må<text:s/>vedlegges<text:s/>som en del av stiftelsesdokumentet.</text:p>
      <text:p text:style-name="P5"/>
      <text:p text:style-name="P6"/>
      <text:p text:style-name="P7"/>
      <text:p text:style-name="P8"><text:span text:style-name="T9">Selskapets foretaksnavn skal være:<text:s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/text:p>
      <text:p text:style-name="P15"/>
      <text:p text:style-name="P16"/>
      <text:p text:style-name="P17"><text:span text:style-name="T18">STIFTERE OG AKSJETEGNING</text:span><text:span text:style-name="T19"><text:line-break/></text:span><text:span text:style-name="T20">Følgende stiftere beslutter å stifte et aksjeselskap</text:span><text:span text:style-name="T21"><text:s/></text:span><text:span text:style-name="T22">(s</text:span><text:span text:style-name="T23">kriv inn disse opplysningene på<text:s/></text:span><text:span text:style-name="T24">alle</text:span><text:span text:style-name="T25"><text:s/>stifterne):</text:span></text:p>
      <text:p text:style-name="P26"/>
      <text:p text:style-name="Normal"><text:span text:style-name="T27">Navn/foretaksnavn:<text:s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/text:p>
      <text:p text:style-name="Normal"><text:span text:style-name="T34">Adresse:<text:s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/text:p>
      <text:p text:style-name="Normal"><text:span text:style-name="T42">Fødsels</text:span><text:span text:style-name="T43">-</text:span><text:span text:style-name="T44">/organisasjonsnummer:</text:span><text:span text:style-name="T45"><text:tab/></text:span><text:span text:style-name="T46"><text:tab/></text:span><text:span text:style-name="T47"><text:tab/></text:span><text:span text:style-name="T48"><text:tab/></text:span></text:p>
      <text:p text:style-name="P49"/>
      <text:p text:style-name="Normal"><text:span text:style-name="T50">Navn/foretaksnavn:<text:s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  <text:p text:style-name="Normal"><text:span text:style-name="T57">Adresse:<text:s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/text:p>
      <text:p text:style-name="Normal"><text:span text:style-name="T65">Fødsels</text:span><text:span text:style-name="T66">-</text:span><text:span text:style-name="T67">/organisasjonsnummer:</text:span><text:span text:style-name="T68"><text:tab/></text:span><text:span text:style-name="T69"><text:tab/></text:span><text:span text:style-name="T70"><text:tab/></text:span><text:span text:style-name="T71"><text:tab/></text:span></text:p>
      <text:p text:style-name="P72"/>
      <text:p text:style-name="Normal"><text:span text:style-name="T73">Navn/foretaksnavn:<text:s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/text:p>
      <text:p text:style-name="Normal"><text:span text:style-name="T80">Adresse:<text:s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/text:p>
      <text:p text:style-name="Normal"><text:span text:style-name="T88">Fødsels</text:span><text:span text:style-name="T89">-</text:span><text:span text:style-name="T90">/organisasjonsnummer:</text:span><text:span text:style-name="T91"><text:tab/></text:span><text:span text:style-name="T92"><text:tab/></text:span><text:span text:style-name="T93"><text:tab/></text:span><text:span text:style-name="T94"><text:tab/></text:span></text:p>
      <text:p text:style-name="Normal"><text:span text:style-name="T95"><text:line-break/></text:span></text:p>
      <text:p text:style-name="Normal"><text:span text:style-name="T96">(</text:span><text:span text:style-name="T97">Utenlandske stiftere/eiere</text:span><text:span text:style-name="T98"><text:s/></text:span><text:span text:style-name="T99">kan bruke fødselsnummer/organisasjonsnummer fra hjemlandet i stiftelsesdokumentet.)<text:s/></text:span></text:p>
      <text:p text:style-name="P100"><text:line-break/></text:p>
      <text:p text:style-name="P101"/>
      <text:p text:style-name="P102"/>
      <text:p text:style-name="P103">Aksjeeier<text:s/>betaler<text:s/>kroner _________ for hver aksje.<text:s/></text:p>
      <text:p text:style-name="P104"/>
      <text:p text:style-name="Normal"><text:span text:style-name="T105">Aksjene skal betales innen den<text:s/></text:span><text:span text:style-name="T106">­</text:span><text:span text:style-name="T107">­</text:span><text:span text:style-name="T108">­</text:span><text:span text:style-name="T109">­________</text:span><text:span text:style-name="T110"><text:s/></text:span><text:span text:style-name="T111"><text:s/></text:span><text:span text:style-name="T112">(dato)</text:span><text:span text:style-name="T113">.</text:span></text:p>
      <text:p text:style-name="P114"/>
      <text:p text:style-name="P115">Stifterne skal ikke ha provisjon eller andre fordeler av stiftelsen.<text:s/></text:p>
      <text:p text:style-name="P116"/>
      <text:p text:style-name="P117">Selskapet skal dekke omkostningene ved stiftelsen av selskapet som følger:<text:s/></text:p>
      <text:p text:style-name="P118"/>
      <text:p text:style-name="P119"/>
      <text:p text:style-name="Normal"><text:span text:style-name="T120">Gebyr Foretaksregisteret</text:span><text:span text:style-name="T121">,<text:s/></text:span><text:span text:style-name="T122">Havnegata 48</text:span><text:span text:style-name="T123">, 8900 Brønnøysund</text:span><text:span text:style-name="T124"><text:tab/></text:span><text:span text:style-name="T125"><text:tab/>kr:<text:s/></text:span><text:span text:style-name="T126"><text:tab/></text:span><text:span text:style-name="T127"><text:tab/></text:span></text:p>
      <text:p text:style-name="Normal"><text:span text:style-name="T128">Honorar til</text:span><text:span text:style-name="T129"><text:s/>(navn og adresse)</text:span><text:span text:style-name="T130"><text:s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kr:<text:s/></text:span><text:span text:style-name="T137"><text:tab/></text:span><text:span text:style-name="T138"><text:tab/></text:span></text:p>
      <text:p text:style-name="Normal"><text:span text:style-name="T139">Sum stiftelsesomkostninger:<text:s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kr:</text:span><text:span text:style-name="T147"><text:tab/></text:span><text:span text:style-name="T148"><text:tab/></text:span></text:p>
      <text:p text:style-name="P149"/>
      <text:p text:style-name="P150"/>
      <text:p text:style-name="P151">I henhold til ovenstående tegnet stifterne seg for aksjer som følger:<text:s/></text:p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Navn:</text:p>
          </table:table-cell>
          <table:table-cell table:style-name="TableCell160">
            <text:p text:style-name="P161">Antall aksjer à kroner:<text:line-break/></text:p>
          </table:table-cell>
          <table:table-cell table:style-name="TableCell162">
            <text:p text:style-name="P163">Sum:</text:p>
          </table:table-cell>
        </table:table-row>
        <table:table-row table:style-name="TableRow164">
          <table:table-cell table:style-name="TableCell165">
            <text:p text:style-name="P166">(Navn)</text:p>
          </table:table-cell>
          <table:table-cell table:style-name="TableCell167">
            <text:p text:style-name="P168"><text:span text:style-name="T169"><text:tab/><text:s/></text:span><text:span text:style-name="T170">aksjer à kr<text:s/></text:span><text:span text:style-name="T171"><text:tab/></text:span><text:span text:style-name="T172"><text:s/></text:span></text:p>
          </table:table-cell>
          <table:table-cell table:style-name="TableCell173">
            <text:p text:style-name="P174">kr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<text:span text:style-name="T180"><text:tab/><text:s/></text:span><text:span text:style-name="T181">aksjer à kr<text:s/></text:span><text:span text:style-name="T182"><text:tab/></text:span><text:span text:style-name="T183"><text:s/></text:span></text:p>
          </table:table-cell>
          <table:table-cell table:style-name="TableCell184">
            <text:p text:style-name="P185">kr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<text:span text:style-name="T191"><text:tab/><text:s/></text:span><text:span text:style-name="T192">aksjer à kr<text:s/></text:span><text:span text:style-name="T193"><text:tab/></text:span><text:span text:style-name="T194"><text:s/></text:span></text:p>
          </table:table-cell>
          <table:table-cell table:style-name="TableCell195">
            <text:p text:style-name="P196">kr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<text:span text:style-name="T202"><text:tab/><text:s/></text:span><text:span text:style-name="T203">aksjer à kr<text:s/></text:span><text:span text:style-name="T204"><text:tab/></text:span><text:span text:style-name="T205"><text:s/></text:span></text:p>
          </table:table-cell>
          <table:table-cell table:style-name="TableCell206">
            <text:p text:style-name="P207">kr</text:p>
          </table:table-cell>
        </table:table-row>
        <table:table-row table:style-name="TableRow208">
          <table:table-cell table:style-name="TableCell209">
            <text:p text:style-name="P210">Sum aksjekapital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kr<text:s/></text:p>
          </table:table-cell>
        </table:table-row>
      </table:table>
      <text:p text:style-name="P215"/>
      <text:p text:style-name="P216"/>
      <text:p text:style-name="P217"/>
      <text:soft-page-break/>
      <text:p text:style-name="P218">VEDTEKTER</text:p>
      <text:p text:style-name="P219"/>
      <text:p text:style-name="P220">Stifterne<text:s/>har<text:s/>fastsatt vedtekter for selskapet. Vedlagte vedtekter er å anse som en del av stiftelsesdokumentet.<text:s/></text:p>
      <text:p text:style-name="P221"/>
      <text:p text:style-name="P222">VALG AV STYRE OG EVENTUELT REVISOR</text:p>
      <text:p text:style-name="P223"/>
      <text:p text:style-name="P224">Som styre i selskapet velges:<text:s/></text:p>
      <text:p text:style-name="P225"/>
      <text:p text:style-name="Normal"><text:span text:style-name="T226">Styreleder:<text:s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/text:p>
      <text:p text:style-name="Normal"><text:span text:style-name="T235">Ev. styremedlem:<text:s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/text:p>
      <text:p text:style-name="Normal"><text:span text:style-name="T243">Ev. varamedlem:<text:s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/text:p>
      <text:p text:style-name="P251"/>
      <text:p text:style-name="P252"/>
      <text:p text:style-name="Normal"><text:span text:style-name="T253">Revisor</text:span><text:span text:style-name="T254"><text:s/></text:span><text:span text:style-name="T255">(FJERN ALTERNATIVET SOM IKKE PASSER)</text:span><text:span text:style-name="T256">:</text:span></text:p>
      <text:p text:style-name="P257"/>
      <text:p text:style-name="Normal"><text:span text:style-name="T258">Enten</text:span><text:span text:style-name="T259"><text:s/></text:span></text:p>
      <text:p text:style-name="Normal"><text:span text:style-name="T260">Som revisor velges: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s/></text:span></text:p>
      <text:p text:style-name="P270"/>
      <text:p text:style-name="P271">Eller</text:p>
      <text:p text:style-name="Normal"><text:span text:style-name="T272">Selskapet oppfyller vilkårene i aksjeloven § 7-6 til å unnlate revisjon.<text:s/></text:span></text:p>
      <text:p text:style-name="P273"/>
      <text:p text:style-name="P274"/>
      <text:p text:style-name="P275">Stifterne bekrefter med sin<text:s/>signatur<text:s/>at selskapet er stiftet.<text:s/></text:p>
      <text:p text:style-name="P276"/>
      <text:p text:style-name="P277"/>
      <text:p text:style-name="P278"/>
      <text:p text:style-name="P279">Underskrifter:</text:p>
      <text:p text:style-name="Normal"><text:span text:style-name="T280">(</text:span><text:span text:style-name="T281">Dokumentet<text:s/></text:span><text:span text:style-name="T282">s</text:span><text:span text:style-name="T283">kal</text:span><text:span text:style-name="T284"><text:s/>dateres og</text:span><text:span text:style-name="T285"><text:s/></text:span><text:span text:style-name="T286">signeres</text:span><text:span text:style-name="T287"><text:s/></text:span><text:span text:style-name="T288">av<text:s/></text:span><text:span text:style-name="T289">alle</text:span><text:span text:style-name="T290"><text:s/>stifterne</text:span><text:span text:style-name="T291">.<text:s/></text:span><text:span text:style-name="T292">Det er datoen siste stifter signerer som er selskapets stiftelsesdato.</text:span><text:span text:style-name="T293">)</text:span></text:p>
      <text:p text:style-name="P294"><text:line-break/></text:p>
      <text:p text:style-name="Normal"><text:span text:style-name="T295">Sted og dato:</text:span><text:span text:style-name="T296"><text:s/></text:span><text:span text:style-name="T297"><text:tab/></text:span><text:span text:style-name="T298"><text:tab/></text:span></text:p>
      <text:p text:style-name="P299"/>
      <text:p text:style-name="P300"/>
      <text:p text:style-name="P301">_______________________________________________</text:p>
      <text:p text:style-name="P302">Signatur stifter</text:p>
      <text:p text:style-name="P303"/>
      <text:p text:style-name="P304"/>
      <text:p text:style-name="P305"/>
      <text:p text:style-name="Normal"><text:span text:style-name="T306">Sted og dato:</text:span><text:span text:style-name="T307"><text:s/></text:span><text:span text:style-name="T308"><text:tab/></text:span><text:span text:style-name="T309"><text:tab/></text:span></text:p>
      <text:p text:style-name="P310"/>
      <text:p text:style-name="P311"/>
      <text:p text:style-name="P312">_______________________________________________</text:p>
      <text:p text:style-name="P313">Signatur stifter</text:p>
      <text:p text:style-name="P314"/>
      <text:p text:style-name="P315"/>
      <text:p text:style-name="P316"/>
      <text:p text:style-name="Normal"><text:span text:style-name="T317">Sted og dato:</text:span><text:span text:style-name="T318"><text:s/></text:span><text:span text:style-name="T319"><text:tab/></text:span><text:span text:style-name="T320"><text:tab/></text:span></text:p>
      <text:p text:style-name="P321"/>
      <text:p text:style-name="P322"/>
      <text:p text:style-name="P323">_______________________________________________</text:p>
      <text:p text:style-name="Normal"><text:span text:style-name="T324">Signatur stif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Standardskriftforavsnitt" style:display-name="Standardskrift for avsnitt" style:family="text"/>
    <style:style style:name="Sterk" style:display-name="Sterk" style:family="text">
      <style:text-properties fo:font-weight="bold" style:font-weight-asian="bold" style:font-weight-complex="bold"/>
    </style:style>
    <style:style style:name="Merknadsreferanse" style:display-name="Merknadsreferanse" style:family="text">
      <style:text-properties fo:font-size="8pt" style:font-size-asian="8pt" style:font-size-complex="8pt"/>
    </style:style>
    <style:style style:name="Merknadstekst" style:display-name="Merknadstekst" style:family="paragraph" style:parent-style-name="Normal">
      <style:text-properties fo:font-size="10pt" style:font-size-asian="10pt" style:font-size-complex="10pt" fo:hyphenate="false"/>
    </style:style>
    <style:style style:name="MerknadstekstTegn" style:display-name="Merknadstekst Tegn" style:family="text" style:parent-style-name="Standardskriftforavsnitt"/>
    <style:style style:name="Kommentaremne" style:display-name="Kommentaremne" style:family="paragraph" style:parent-style-name="Merknadstekst" style:next-style-name="Merknadstekst">
      <style:text-properties fo:font-weight="bold" style:font-weight-asian="bold" style:font-weight-complex="bold" fo:hyphenate="false"/>
    </style:style>
    <style:style style:name="KommentaremneTegn" style:display-name="Kommentaremne Tegn" style:family="text">
      <style:text-properties fo:font-weight="bold" style:font-weight-asian="bold" style:font-weight-complex="bold"/>
    </style:style>
    <style:style style:name="Bobletekst" style:display-name="Bobleteks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bletekstTegn" style:display-name="Bobletekst Tegn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Hansen, Irene Elisabeth</dc:creator>
    <meta:creation-date>2017-07-04T06:26:00Z</meta:creation-date>
    <dc:date>2017-07-04T06:26:00Z</dc:date>
    <meta:print-date>2014-02-24T08:50:00Z</meta:print-date>
    <meta:template xlink:href="Normal.dotm" xlink:type="simple"/>
    <meta:editing-cycles>2</meta:editing-cycles>
    <meta:editing-duration>PT60S</meta:editing-duration>
    <meta:document-statistic meta:page-count="2" meta:paragraph-count="4" meta:word-count="362" meta:character-count="2277" meta:row-count="15" meta:non-whitespace-character-count="1919"/>
  </office:meta>
</office:document-meta>
</file>